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4">
      <style:paragraph-properties fo:margin-top="0cm" fo:margin-bottom="0cm" loext:contextual-spacing="false"/>
    </style:style>
    <style:style style:name="P15" style:family="paragraph" style:parent-style-name="Text_20_body" style:list-style-name="L5">
      <style:paragraph-properties fo:margin-top="0cm" fo:margin-bottom="0cm" loext:contextual-spacing="false"/>
    </style:style>
    <style:style style:name="P16" style:family="paragraph" style:parent-style-name="Text_20_body" style:list-style-name="L6">
      <style:paragraph-properties fo:margin-top="0cm" fo:margin-bottom="0cm" loext:contextual-spacing="false"/>
    </style:style>
    <style:style style:name="P17" style:family="paragraph" style:parent-style-name="Text_20_body" style:list-style-name="L7">
      <style:paragraph-properties fo:margin-top="0cm" fo:margin-bottom="0cm" loext:contextual-spacing="false"/>
    </style:style>
    <style:style style:name="P18" style:family="paragraph" style:parent-style-name="Text_20_body" style:list-style-name="L8">
      <style:paragraph-properties fo:margin-top="0cm" fo:margin-bottom="0cm" loext:contextual-spacing="false"/>
    </style:style>
    <style:style style:name="P19" style:family="paragraph" style:parent-style-name="Text_20_body" style:list-style-name="L9">
      <style:paragraph-properties fo:margin-top="0cm" fo:margin-bottom="0cm" loext:contextual-spacing="false"/>
    </style:style>
    <style:style style:name="P20" style:family="paragraph" style:parent-style-name="Text_20_body" style:list-style-name="L10">
      <style:paragraph-properties fo:margin-top="0cm" fo:margin-bottom="0cm" loext:contextual-spacing="false"/>
    </style:style>
    <style:style style:name="P21" style:family="paragraph" style:parent-style-name="Standard">
      <style:text-properties style:font-name="Arial1"/>
    </style:style>
    <style:style style:name="P22" style:family="paragraph" style:parent-style-name="Heading_20_2">
      <style:paragraph-properties fo:text-align="center" style:justify-single-word="false"/>
    </style:style>
    <style:style style:name="P23" style:family="paragraph" style:parent-style-name="Header">
      <style:text-properties officeooo:rsid="00078fce" officeooo:paragraph-rsid="00078fce"/>
    </style:style>
    <style:style style:name="T1" style:family="text">
      <style:text-properties style:font-name="Arial1"/>
    </style:style>
    <style:style style:name="T2" style:family="text">
      <style:text-properties style:font-name="Arial1" officeooo:rsid="000654c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Strong_20_Emphasis">Herramientas seleccionadas</text:span></text:p>
      <text:h text:style-name="Heading_20_1" text:outline-level="1"><text:span text:style-name="Strong_20_Emphasis">1. Reconocimiento de voz</text:span></text:h>
      <text:h text:style-name="P22" text:outline-level="2"><text:span text:style-name="Strong_20_Emphasis">Web Speech API</text:span></text:h>
      <text:list xml:id="list1311406880" text:style-name="L1">
        <text:list-item>
          <text:p text:style-name="P11"><text:span text:style-name="Strong_20_Emphasis"><text:span text:style-name="T1">Descripción:</text:span></text:span><text:span text:style-name="T1"> API nativa de los navegadores que permite el reconocimiento de voz y la síntesis de texto a voz sin necesidad de instalar software adicional.</text:span></text:p>
        </text:list-item>
        <text:list-item>
          <text:p text:style-name="P1"><text:span text:style-name="Strong_20_Emphasis"><text:span text:style-name="T1">Razón de selección:</text:span></text:span><text:span text:style-name="T1"> Fácil de usar, integrada en navegadores modernos y adecuada para aplicaciones web interactivas.</text:span></text:p>
        </text:list-item>
      </text:list>
      <text:h text:style-name="P22" text:outline-level="2"><text:span text:style-name="Strong_20_Emphasis">Google Cloud Speech-to-Text</text:span></text:h>
      <text:list xml:id="list925278643" text:style-name="L2">
        <text:list-item>
          <text:p text:style-name="P12"><text:span text:style-name="Strong_20_Emphasis"><text:span text:style-name="T1">Descripción:</text:span></text:span><text:span text:style-name="T1"> API de Google basada en inteligencia artificial que convierte voz en texto con alta precisión y compatibilidad con múltiples idiomas.</text:span></text:p>
        </text:list-item>
        <text:list-item>
          <text:p text:style-name="P2"><text:span text:style-name="Strong_20_Emphasis"><text:span text:style-name="T1">Razón de selección:</text:span></text:span><text:span text:style-name="T1"> Potente y personalizable, ideal para aplicaciones avanzadas que requieren precisión y soporte en la nube.</text:span></text:p>
        </text:list-item>
      </text:list>
      <text:h text:style-name="P22" text:outline-level="2"><text:span text:style-name="Strong_20_Emphasis">Vosk API</text:span></text:h>
      <text:list xml:id="list2767555205" text:style-name="L3">
        <text:list-item>
          <text:p text:style-name="P13"><text:span text:style-name="Strong_20_Emphasis"><text:span text:style-name="T1">Descripción:</text:span></text:span><text:span text:style-name="T1"> Motor de reconocimiento de voz offline que funciona en múltiples plataformas sin necesidad de conexión a internet.</text:span></text:p>
        </text:list-item>
        <text:list-item>
          <text:p text:style-name="P3"><text:span text:style-name="Strong_20_Emphasis"><text:span text:style-name="T1">Razón de selección:</text:span></text:span><text:span text:style-name="T1"> Ideal para proyectos que requieren reconocimiento de voz sin depender de la nube, con buen rendimiento en dispositivos de baja potencia.</text:span></text:p>
        </text:list-item>
      </text:list>
      <text:h text:style-name="Heading_20_1" text:outline-level="1"><text:span text:style-name="Strong_20_Emphasis">2. Detección de movimientos</text:span></text:h>
      <text:h text:style-name="P22" text:outline-level="2"><text:span text:style-name="Strong_20_Emphasis">MediaPipe</text:span></text:h>
      <text:list xml:id="list1693230404" text:style-name="L4">
        <text:list-item>
          <text:p text:style-name="P14"><text:span text:style-name="Strong_20_Emphasis"><text:span text:style-name="T1">Descripción:</text:span></text:span><text:span text:style-name="T1"> Biblioteca de Google con modelos optimizados para detectar poses, gestos y manos en tiempo real mediante visión por computadora.</text:span></text:p>
        </text:list-item>
        <text:list-item>
          <text:p text:style-name="P4"><text:span text:style-name="Strong_20_Emphasis"><text:span text:style-name="T1">Razón de selección:</text:span></text:span><text:span text:style-name="T1"> Código abierto, eficiente y compatible con múltiples dispositivos.</text:span></text:p>
        </text:list-item>
      </text:list>
      <text:h text:style-name="P22" text:outline-level="2"><text:span text:style-name="Strong_20_Emphasis">OpenPose</text:span></text:h>
      <text:list xml:id="list1133195020" text:style-name="L5">
        <text:list-item>
          <text:p text:style-name="P15"><text:span text:style-name="Strong_20_Emphasis"><text:span text:style-name="T1">Descripción:</text:span></text:span><text:span text:style-name="T1"> Biblioteca de código abierto desarrollada por el instituto CMU para la detección de poses humanas en imágenes y videos.</text:span></text:p>
        </text:list-item>
        <text:list-item>
          <text:p text:style-name="P5"><text:span text:style-name="Strong_20_Emphasis"><text:span text:style-name="T1">Razón de selección:</text:span></text:span><text:span text:style-name="T1"> Muy precisa y flexible para proyectos avanzados de visión artificial.</text:span></text:p>
        </text:list-item>
      </text:list>
      <text:p text:style-name="Text_20_body"><text:span text:style-name="T1"/></text:p>
      <text:h text:style-name="P22" text:outline-level="2"><text:soft-page-break/><text:span text:style-name="Strong_20_Emphasis"/></text:h>
      <text:h text:style-name="P22" text:outline-level="2"><text:span text:style-name="Strong_20_Emphasis">Scratch (Extensión de detección de movimiento)</text:span></text:h>
      <text:list xml:id="list2197828444" text:style-name="L6">
        <text:list-item>
          <text:p text:style-name="P16"><text:span text:style-name="Strong_20_Emphasis"><text:span text:style-name="T1">Descripción:</text:span></text:span><text:span text:style-name="T1"> Plataforma visual de programación que permite el reconocimiento de movimientos mediante una cámara web.</text:span></text:p>
        </text:list-item>
        <text:list-item>
          <text:p text:style-name="P6"><text:span text:style-name="Strong_20_Emphasis"><text:span text:style-name="T1">Razón de selección:</text:span></text:span><text:span text:style-name="T1"> Fácil de usar y adecuada para niños o principiantes en la programación visual.</text:span></text:p>
        </text:list-item>
      </text:list>
      <text:h text:style-name="Heading_20_1" text:outline-level="1"><text:span text:style-name="Strong_20_Emphasis">3. Desarrollo visual</text:span></text:h>
      <text:h text:style-name="P22" text:outline-level="2"><text:span text:style-name="Strong_20_Emphasis">MIT App Inventor</text:span></text:h>
      <text:list xml:id="list3736910220" text:style-name="L7">
        <text:list-item>
          <text:p text:style-name="P17"><text:span text:style-name="Strong_20_Emphasis"><text:span text:style-name="T1">Descripción:</text:span></text:span><text:span text:style-name="T1"> Plataforma de desarrollo basada en bloques que permite crear aplicaciones móviles sin necesidad de conocimientos avanzados de programación.</text:span></text:p>
        </text:list-item>
        <text:list-item>
          <text:p text:style-name="P7"><text:span text:style-name="Strong_20_Emphasis"><text:span text:style-name="T1">Razón de selección:</text:span></text:span><text:span text:style-name="T1"> Intuitiva y gratuita, ideal para principiantes y educación.</text:span></text:p>
        </text:list-item>
      </text:list>
      <text:h text:style-name="P22" text:outline-level="2"><text:span text:style-name="Strong_20_Emphasis">Thunkable</text:span></text:h>
      <text:list xml:id="list2412576812" text:style-name="L8">
        <text:list-item>
          <text:p text:style-name="P18"><text:span text:style-name="Strong_20_Emphasis"><text:span text:style-name="T1">Descripción:</text:span></text:span><text:span text:style-name="T1"> Plataforma de desarrollo sin código (no-code) que permite crear aplicaciones móviles para Android e iOS mediante bloques visuales.</text:span></text:p>
        </text:list-item>
        <text:list-item>
          <text:p text:style-name="P8"><text:span text:style-name="Strong_20_Emphasis"><text:span text:style-name="T1">Razón de selección:</text:span></text:span><text:span text:style-name="T1"> Más versátil que App Inventor, con capacidad para publicar en múltiples plataformas.</text:span></text:p>
        </text:list-item>
      </text:list>
      <text:h text:style-name="P22" text:outline-level="2"><text:span text:style-name="Strong_20_Emphasis">Kodular</text:span></text:h>
      <text:list xml:id="list2812549870" text:style-name="L9">
        <text:list-item>
          <text:p text:style-name="P19"><text:span text:style-name="Strong_20_Emphasis"><text:span text:style-name="T1">Descripción:</text:span></text:span><text:span text:style-name="T1"> Herramienta similar a MIT App Inventor con funcionalidades avanzadas para el desarrollo de aplicaciones sin escribir código.</text:span></text:p>
        </text:list-item>
        <text:list-item>
          <text:p text:style-name="P9"><text:span text:style-name="Strong_20_Emphasis"><text:span text:style-name="T1">Razón de selección:</text:span></text:span><text:span text:style-name="T1"> Incluye más componentes y opciones de personalización sin necesidad de programación.</text:span></text:p>
        </text:list-item>
      </text:list>
      <text:h text:style-name="P22" text:outline-level="2"><text:span text:style-name="Strong_20_Emphasis"><text:span text:style-name="T2">S</text:span></text:span><text:span text:style-name="Strong_20_Emphasis"><text:span text:style-name="T1">nap!</text:span></text:span></text:h>
      <text:list xml:id="list1544747513" text:style-name="L10">
        <text:list-item>
          <text:p text:style-name="P20"><text:span text:style-name="Strong_20_Emphasis"><text:span text:style-name="T1">Descripción:</text:span></text:span><text:span text:style-name="T1"> Plataforma de programación visual basada en Scratch, pero con más funcionalidades para proyectos avanzados.</text:span></text:p>
        </text:list-item>
        <text:list-item>
          <text:p text:style-name="P10"><text:span text:style-name="Strong_20_Emphasis"><text:span text:style-name="T1">Razón de selección:</text:span></text:span><text:span text:style-name="T1"> Más flexible que Scratch y útil para aplicaciones interactivas con reconocimiento de movimientos o voz.</text:span>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8fce" officeooo:paragraph-rsid="00078fc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tonio Arias Bocero 2º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3T14:34:07.224000000</meta:creation-date>
    <dc:date>2025-02-23T14:38:29.101000000</dc:date>
    <meta:editing-duration>PT4M22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2" meta:paragraph-count="35" meta:word-count="406" meta:character-count="2740" meta:non-whitespace-character-count="2389"/>
  </office:meta>
</office:document-meta>
</file>